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8pt" fo:font-weight="bold" style:font-size-asian="18pt" style:font-weight-asian="bold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pt8xr5ze2p6"/><text:span text:style-name="T1">ListaExerciciosRegressaoOctave.pdf</text:span></text:p>
      <text:p text:style-name="Title"><text:bookmark text:name="_33pobg1g4hcv"/><text:span text:style-name="T2">Semana 22 - 18/06/25</text:span></text:p>
      <text:p text:style-name="Standard"/>
      <text:p text:style-name="Standard"><text:a xlink:type="simple" xlink:href="https://drive.google.com/file/d/1MsewzvAnc7eTjfUP7x8zPsZ6UEaoMQiL/view" text:style-name="ListLabel_20_1" text:visited-style-name="ListLabel_20_1"><text:span text:style-name="T4">https://drive.google.com/file/d/1MsewzvAnc7eTjfUP7x8zPsZ6UEaoMQiL/view</text:span></text:a></text:p>
      <text:p text:style-name="Standard"/>
      <text:p text:style-name="Standard"/>
      <text:p text:style-name="Title"><text:bookmark text:name="_6u1rtjh6jzy4"/><text:span text:style-name="T5">menu.m</text:span></text:p>
      <text:p text:style-name="Standard"/>
      <text:p text:style-name="Standard">% código principal, menu, Lista Exercicios Regressão Octave</text:p>
      <text:p text:style-name="Standard">% Lucas Vasconcelos Resende - 205B</text:p>
      <text:p text:style-name="Standard"/>
      <text:p text:style-name="Standard">opcao = 1;</text:p>
      <text:p text:style-name="Standard">while (opcao != 0)</text:p>
      <text:p text:style-name="Standard"><text:s text:c="2"/>opcao = input('digite o exercício ou 0 para sair: <text:s/>');</text:p>
      <text:p text:style-name="Standard"><text:s text:c="2"/>close all</text:p>
      <text:p text:style-name="Standard"><text:s text:c="2"/>switch(opcao)</text:p>
      <text:p text:style-name="Standard"><text:s text:c="4"/>case 1</text:p>
      <text:p text:style-name="Standard"><text:s text:c="6"/>exercício 1</text:p>
      <text:p text:style-name="Standard"><text:s text:c="2"/>endswitch</text:p>
      <text:p text:style-name="Standard">endwhile</text:p>
      <text:p text:style-name="Standard"><text:soft-page-break/></text:p>
      <text:p text:style-name="Title"><text:bookmark text:name="_k0o9btre1tgv"/><text:span text:style-name="T5">exercício 1.m</text:span></text:p>
      <text:p text:style-name="Standard"/>
      <text:p text:style-name="Standard">% exercício 1, Lista Exercicios Regressão Octave</text:p>
      <text:p text:style-name="Standard">% Semana 22 - 18/06/25</text:p>
      <text:p text:style-name="Standard">% Lucas Vasconcelos Resende - 205B</text:p>
      <text:p text:style-name="Standard"/>
      <text:p text:style-name="Standard">opcao = 1;</text:p>
      <text:p text:style-name="Standard">while (opcao != 0)</text:p>
      <text:p text:style-name="Standard"><text:s text:c="2"/>printf("1. Questão 1\n2. Questão 2\n3. Questão 3\n");</text:p>
      <text:p text:style-name="Standard"><text:s text:c="2"/>opcao = input('digite o exercício ou 0 para sair: <text:s/>');</text:p>
      <text:p text:style-name="Standard"><text:s text:c="2"/>close all</text:p>
      <text:p text:style-name="Standard"><text:s text:c="2"/>switch(opcao)</text:p>
      <text:p text:style-name="Standard"><text:s text:c="4"/>case 1</text:p>
      <text:p text:style-name="Standard"><text:s text:c="6"/>%questão 1 do exercício 1</text:p>
      <text:p text:style-name="Standard"><text:s text:c="6"/>x = [1; 2; 3; 4; 5];</text:p>
      <text:p text:style-name="Standard"><text:s text:c="6"/>y = [2; 4; 9; 16; 25];</text:p>
      <text:p text:style-name="Standard"><text:s text:c="6"/>vet1 = ones(5, 1);</text:p>
      <text:p text:style-name="Standard"><text:s text:c="6"/>x2 = x.^2;</text:p>
      <text:p text:style-name="Standard"/>
      <text:p text:style-name="Standard"><text:s text:c="6"/>k = [x2, x, vet1];</text:p>
      <text:p text:style-name="Standard"><text:soft-page-break/><text:s text:c="6"/>kt = k';</text:p>
      <text:p text:style-name="Standard"><text:s text:c="6"/>m = kt*k;</text:p>
      <text:p text:style-name="Standard"><text:s text:c="6"/>minv = inv(m);</text:p>
      <text:p text:style-name="Standard"><text:s text:c="6"/>theta = minv*kt*y;</text:p>
      <text:p text:style-name="Standard"><text:s text:c="6"/>a = theta(1)</text:p>
      <text:p text:style-name="Standard"><text:s text:c="6"/>b = theta(2)</text:p>
      <text:p text:style-name="Standard"><text:s text:c="6"/>c = theta(3)</text:p>
      <text:p text:style-name="Standard"><text:s text:c="6"/>novoy = a.*x.^2 + b*x + c;</text:p>
      <text:p text:style-name="Standard"/>
      <text:p text:style-name="Standard"><text:s text:c="6"/>figure(1)</text:p>
      <text:p text:style-name="Standard"><text:s text:c="6"/>plot(x,novoy);</text:p>
      <text:p text:style-name="Standard"><text:s text:c="6"/>hold on</text:p>
      <text:p text:style-name="Standard"><text:s text:c="6"/>plot(x,y,'ro','markersize',9)</text:p>
      <text:p text:style-name="Standard"><text:s text:c="6"/>title('Exercício 1, curva polinomial grau 2')</text:p>
      <text:p text:style-name="Standard"><text:s text:c="6"/>xlabel('variável x')</text:p>
      <text:p text:style-name="Standard"><text:s text:c="6"/>ylabel('variável y')</text:p>
      <text:p text:style-name="Standard"><text:s text:c="6"/>grid </text:p>
      <text:p text:style-name="Standard"><text:s text:c="4"/>case 2</text:p>
      <text:p text:style-name="Standard"><text:s text:c="6"/>%questão 2 do exercício 1</text:p>
      <text:p text:style-name="Standard"><text:s text:c="6"/>x = [1; 2; 3; 4; 5];</text:p>
      <text:p text:style-name="Standard"><text:s text:c="6"/>y = [1; 8; 27; 64; 125];</text:p>
      <text:p text:style-name="Standard"><text:soft-page-break/><text:s text:c="6"/>vet1 = ones(5, 1);</text:p>
      <text:p text:style-name="Standard"><text:s text:c="6"/>x2 = x.^2;</text:p>
      <text:p text:style-name="Standard"><text:s text:c="6"/>x3 = x.^3;</text:p>
      <text:p text:style-name="Standard"/>
      <text:p text:style-name="Standard"><text:s text:c="6"/>k = [x3, x2, x, vet1];</text:p>
      <text:p text:style-name="Standard"><text:s text:c="6"/>kt = k';</text:p>
      <text:p text:style-name="Standard"><text:s text:c="6"/>m = kt*k;</text:p>
      <text:p text:style-name="Standard"><text:s text:c="6"/>minv = inv(m);</text:p>
      <text:p text:style-name="Standard"><text:s text:c="6"/>theta = minv*kt*y;</text:p>
      <text:p text:style-name="Standard"><text:s text:c="6"/>a = theta(1)</text:p>
      <text:p text:style-name="Standard"><text:s text:c="6"/>b = theta(2)</text:p>
      <text:p text:style-name="Standard"><text:s text:c="6"/>c = theta(3)</text:p>
      <text:p text:style-name="Standard"><text:s text:c="6"/>d = theta(4)</text:p>
      <text:p text:style-name="Standard"><text:s text:c="6"/>novoy = a*x.^3 + b*x.^2 + c*x + d;</text:p>
      <text:p text:style-name="Standard"/>
      <text:p text:style-name="Standard"><text:s text:c="6"/>figure(2)</text:p>
      <text:p text:style-name="Standard"><text:s text:c="6"/>plot(x,novoy);</text:p>
      <text:p text:style-name="Standard"><text:s text:c="6"/>hold on</text:p>
      <text:p text:style-name="Standard"><text:s text:c="6"/>plot(x,y,'ro','markersize',9)</text:p>
      <text:p text:style-name="Standard"><text:s text:c="6"/>title('Exercício 1, curva polinomial grau 3')</text:p>
      <text:p text:style-name="Standard"><text:s text:c="6"/>xlabel('variável x')</text:p>
      <text:p text:style-name="Standard"><text:soft-page-break/><text:s text:c="6"/>ylabel('variável y')</text:p>
      <text:p text:style-name="Standard"><text:s text:c="6"/>grid</text:p>
      <text:p text:style-name="Standard"><text:s text:c="4"/>case 3</text:p>
      <text:p text:style-name="Standard"><text:s text:c="6"/>%questão 3 do exercício 1</text:p>
      <text:p text:style-name="Standard"><text:s text:c="6"/>x = [1; 2; 3; 4; 5];</text:p>
      <text:p text:style-name="Standard"><text:s text:c="6"/>y = [1; 16; 81; 256; 625];</text:p>
      <text:p text:style-name="Standard"><text:s text:c="6"/>vet1 = ones(5, 1);</text:p>
      <text:p text:style-name="Standard"><text:s text:c="6"/>x2 = x.^2;</text:p>
      <text:p text:style-name="Standard"><text:s text:c="6"/>x3 = x.^3;</text:p>
      <text:p text:style-name="Standard"><text:s text:c="6"/>x4 = x.^4;</text:p>
      <text:p text:style-name="Standard"/>
      <text:p text:style-name="Standard"><text:s text:c="6"/>k = [x4, x3, x2, x, vet1];</text:p>
      <text:p text:style-name="Standard"><text:s text:c="6"/>kt = k';</text:p>
      <text:p text:style-name="Standard"><text:s text:c="6"/>m = kt*k;</text:p>
      <text:p text:style-name="Standard"><text:s text:c="6"/>minv = inv(m);</text:p>
      <text:p text:style-name="Standard"><text:s text:c="6"/>theta = minv*kt*y;</text:p>
      <text:p text:style-name="Standard"><text:s text:c="6"/>a = theta(1)</text:p>
      <text:p text:style-name="Standard"><text:s text:c="6"/>b = theta(2)</text:p>
      <text:p text:style-name="Standard"><text:s text:c="6"/>c = theta(3)</text:p>
      <text:p text:style-name="Standard"><text:s text:c="6"/>d = theta(4)</text:p>
      <text:p text:style-name="Standard"><text:s text:c="6"/>novoy = a*x.^4 + b*x.^3 + c*x.^2 + d*x + e;</text:p>
      <text:p text:style-name="Standard"><text:soft-page-break/></text:p>
      <text:p text:style-name="Standard"><text:s text:c="6"/>figure(2)</text:p>
      <text:p text:style-name="Standard"><text:s text:c="6"/>plot(x,novoy);</text:p>
      <text:p text:style-name="Standard"><text:s text:c="6"/>hold on</text:p>
      <text:p text:style-name="Standard"><text:s text:c="6"/>plot(x,y,'ro','markersize',9)</text:p>
      <text:p text:style-name="Standard"><text:s text:c="6"/>title('Exercício 1, curva polinomial grau 4')</text:p>
      <text:p text:style-name="Standard"><text:s text:c="6"/>xlabel('variável x')</text:p>
      <text:p text:style-name="Standard"><text:s text:c="6"/>ylabel('variável y')</text:p>
      <text:p text:style-name="Standard"><text:s text:c="6"/>grid</text:p>
      <text:p text:style-name="Standard"><text:s text:c="2"/>endswitch</text:p>
      <text:p text:style-name="Standard">endwhile</text:p>
      <text:p text:style-name="Standard"/>
      <text:p text:style-name="Title"><text:bookmark text:name="_qh9qytu727ga"/><text:span text:style-name="T5">exercício 2.m</text:span></text:p>
      <text:p text:style-name="Standard"/>
      <text:p text:style-name="Standard"/>
      <text:p text:style-name="Title"><text:bookmark text:name="_e2fg2k2q5id0"/><text:span text:style-name="T5">exercício 3.m</text:span></text:p>
      <text:p text:style-name="Standard"/>
      <text:p text:style-name="Standard">% exercício 3, Lista Exercicios Regressão Octave</text:p>
      <text:p text:style-name="Standard">% Semana 22 - 18/06/25</text:p>
      <text:p text:style-name="Standard">% Lucas Vasconcelos Resende - 205B</text:p>
      <text:p text:style-name="Standard"/>
      <text:p text:style-name="Standard"><text:soft-page-break/>opcao = 1;</text:p>
      <text:p text:style-name="Standard">while (opcao != 0)</text:p>
      <text:p text:style-name="Standard"><text:s text:c="2"/>printf("1. Questão 1\n2. Questão 2\n3. Questão 3\n");</text:p>
      <text:p text:style-name="Standard"><text:s text:c="2"/>opcao = input('digite o exercício ou 0 para sair: <text:s/>');</text:p>
      <text:p text:style-name="Standard"><text:s text:c="2"/>close all</text:p>
      <text:p text:style-name="Standard"><text:s text:c="2"/>% y = gramas</text:p>
      <text:p text:style-name="Standard"><text:s text:c="2"/>vy = [246.65996631, 210.72802683, 181.02127318, 148.34234454, 130.7382252,128.5600246, 106.30085882, 92.41477109, 86.5911274, 75.44131736,60.96171999, 62.01368886];</text:p>
      <text:p text:style-name="Standard"><text:s text:c="2"/>% x = tempo(meses)</text:p>
      <text:p text:style-name="Standard"><text:s text:c="2"/>t = (1:12);</text:p>
      <text:p text:style-name="Standard"><text:s text:c="2"/>switch(opcao)</text:p>
      <text:p text:style-name="Standard"><text:s text:c="4"/>case 1</text:p>
      <text:p text:style-name="Standard"><text:s text:c="6"/>figure(1)</text:p>
      <text:p text:style-name="Standard"><text:s text:c="6"/>plot(t,vy,'or', 'markersize',8)</text:p>
      <text:p text:style-name="Standard"><text:s text:c="6"/>grid on</text:p>
      <text:p text:style-name="Standard"><text:s text:c="4"/>case 2</text:p>
      <text:p text:style-name="Standard"><text:s text:c="6"/>%logaritimo natural dos dados</text:p>
      <text:p text:style-name="Standard"><text:s text:c="6"/>lognat = log(vy);</text:p>
      <text:p text:style-name="Standard"><text:s text:c="6"/>%regressão linear</text:p>
      <text:p text:style-name="Standard"><text:s text:c="6"/>p = polyfit(t, lognat, 1); %p(2) = lambda, p(2) = ln(A)</text:p>
      <text:p text:style-name="Standard"><text:s text:c="6"/>lambda = p(1);</text:p>
      <text:p text:style-name="Standard"><text:s text:c="6"/>A = exp(p(2));</text:p>
      <text:p text:style-name="Standard"><text:soft-page-break/><text:s text:c="6"/>printf("Ajuste exponencial: f(t) = %f * exp(%f * t)\n", A, lambda);</text:p>
      <text:p text:style-name="Standard"><text:s text:c="6"/>t_vetor = linspace(1, 12, 100);</text:p>
      <text:p text:style-name="Standard"><text:s text:c="6"/>y = A * exp(lambda * t_vetor);</text:p>
      <text:p text:style-name="Standard"><text:s text:c="6"/>figure(2)</text:p>
      <text:p text:style-name="Standard"><text:s text:c="6"/>plot(t_vetor, y);</text:p>
      <text:p text:style-name="Standard"><text:s text:c="6"/>grid</text:p>
      <text:p text:style-name="Standard"><text:s text:c="6"/>xlabel('tempo (meses)')</text:p>
      <text:p text:style-name="Standard"><text:s text:c="6"/>ylabel('massa (gramas)')</text:p>
      <text:p text:style-name="Standard"><text:s text:c="4"/>case 3</text:p>
      <text:p text:style-name="Standard"><text:s text:c="6"/>lognat = log(vy);</text:p>
      <text:p text:style-name="Standard"><text:s text:c="6"/>p = polyfit(t, lognat, 1); %p(2) = lambda, p(2) = ln(A)</text:p>
      <text:p text:style-name="Standard"><text:s text:c="6"/>lambda = p(1);</text:p>
      <text:p text:style-name="Standard"><text:s text:c="6"/>A = exp(p(2));</text:p>
      <text:p text:style-name="Standard"><text:s text:c="6"/>t_vetor = linspace(1, 12, 100);</text:p>
      <text:p text:style-name="Standard"><text:s text:c="6"/>y = A * exp(lambda * t_vetor);</text:p>
      <text:p text:style-name="Standard"><text:s text:c="6"/>figure(3)</text:p>
      <text:p text:style-name="Standard"><text:s text:c="6"/>plot(t,vy,'or', 'markersize',8)</text:p>
      <text:p text:style-name="Standard"><text:s text:c="6"/>hold on</text:p>
      <text:p text:style-name="Standard"><text:s text:c="6"/>plot(t_vetor, y);</text:p>
      <text:p text:style-name="Standard"><text:s text:c="6"/>grid</text:p>
      <text:p text:style-name="Standard"><text:s text:c="6"/>xlabel('tempo (meses)')</text:p>
      <text:p text:style-name="Standard"><text:soft-page-break/><text:s text:c="6"/>ylabel('massa (gramas)')</text:p>
      <text:p text:style-name="Standard"><text:s text:c="2"/>endswitch</text:p>
      <text:p text:style-name="Standard">endwhile</text:p>
      <text:p text:style-name="Standard"/>
      <text:p text:style-name="Title"><text:bookmark text:name="_wkvgbghtorct"/><text:span text:style-name="T5">exercício 4.m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2" meta:word-count="539" meta:character-count="3774" meta:non-whitespace-character-count="2707"/>
    <meta:generator>LibreOfficeDev/6.0.5.2$Linux_X86_64 LibreOffice_project/</meta:generator>
  </office:meta>
</office:document-meta>
</file>